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verdana" svg:font-family="verdana, arial, helvetica"/>
  </office:font-face-decls>
  <office:automatic-styles>
    <style:style style:name="P1" style:family="paragraph" style:parent-style-name="Header">
      <style:paragraph-properties fo:text-align="end" style:justify-single-word="false"/>
      <style:text-properties officeooo:rsid="00076a17" officeooo:paragraph-rsid="00076a17"/>
    </style:style>
    <style:style style:name="P2" style:family="paragraph" style:parent-style-name="Standard">
      <style:paragraph-properties fo:line-height="200%"/>
      <style:text-properties officeooo:rsid="00076a17" officeooo:paragraph-rsid="00076a17"/>
    </style:style>
    <style:style style:name="P3" style:family="paragraph" style:parent-style-name="Standard">
      <style:paragraph-properties fo:line-height="200%" fo:text-align="start" style:justify-single-word="false"/>
      <style:text-properties officeooo:rsid="00076a17" officeooo:paragraph-rsid="00076a17"/>
    </style:style>
    <style:style style:name="P4" style:family="paragraph" style:parent-style-name="Standard">
      <style:paragraph-properties fo:line-height="200%" fo:text-align="center" style:justify-single-word="false"/>
      <style:text-properties style:text-underline-style="solid" style:text-underline-width="auto" style:text-underline-color="font-color" officeooo:rsid="000e18b2" officeooo:paragraph-rsid="000e18b2"/>
    </style:style>
    <style:style style:name="P5" style:family="paragraph" style:parent-style-name="Standard">
      <style:paragraph-properties fo:line-height="200%" fo:text-align="center" style:justify-single-word="false"/>
      <style:text-properties style:text-underline-style="none" officeooo:rsid="00097bd8" officeooo:paragraph-rsid="00097bd8"/>
    </style:style>
    <style:style style:name="P6" style:family="paragraph" style:parent-style-name="Standard">
      <loext:graphic-properties draw:fill-gradient-name="gradient" draw:fill-hatch-name="hatch"/>
      <style:paragraph-properties fo:margin-left="0.5in" fo:margin-right="0in" fo:line-height="200%" fo:text-align="start" style:justify-single-word="false" fo:text-indent="-0.5in" style:auto-text-indent="false">
        <style:tab-stops/>
      </style:paragraph-properties>
      <style:text-properties style:text-underline-style="none" officeooo:rsid="000e18b2" officeooo:paragraph-rsid="000e18b2"/>
    </style:style>
    <style:style style:name="T1" style:family="text">
      <style:text-properties officeooo:rsid="00097bd8"/>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shil Umaretiya</text:p>
      <text:p text:style-name="P2">Dr. Hill Taylor</text:p>
      <text:p text:style-name="P2">ENGL 105i</text:p>
      <text:p text:style-name="P2">30 January 2024</text:p>
      <text:p text:style-name="P5">Feeder 1.1: The Impact of Virtual Reality on Educational Experience</text:p>
      <text:p text:style-name="P3"><text:tab/><text:span text:style-name="T1">With the advent of Virtual Reality (VR) technology brings about a paradigm shift in how we teach topics that may be better learned experientially. Unlike traditional learning environments, VR offers an immersive, interactive experience that seeks to enhance student engagement and learning outcomes. Ever since I got my first VR headset, I have fostered strong memories from inside the virtual space simply due to a full visual and auditory immersion. This idea of memory-making through experience is what drives the field of VR education. My personal intrigue with the subject is it’s potential to revolutionize learning by providing an equitable environment for all students. This equity is achieved through transcending physical and conceptual boundaries, offering unprecedented educational opportunities in places where such may not be possible.</text:span></text:p>
      <text:p text:style-name="P3"><text:tab/>My research question focuses on the efficacy of VR in education: "How does the use of Virtual Reality in educational settings influence student engagement and learning outcomes, in comparison to conventional teaching methods?" This inquiry is pivotal as it addresses the integration of emerging technologies in educational frameworks, aiming to identify effective, evidence-based strategies for educational advancement.</text:p>
      <text:p text:style-name="P3"><text:tab/>The majority of the research that is currently available on VR in education emphasizes how well it improves student engagement, facilitates experiential learning, and helps students retain more of the material. Nonetheless, there are clear gaps in the literature, especially when it concerns longitudinal research and its applicability to a wide range of age groups and academic disciplines. Important subtopics in this discipline include investigating VR's effects on cognition, comprehending the <text:soft-page-break/>technical difficulties in using VR in the classroom, and figuring out the best pedagogical strategies for VR-enhanced learning.</text:p>
      <text:p text:style-name="P3"><text:tab/>This literature review seeks to consolidate existing knowledge while identifying areas for further research, ultimately aiming to contribute to the effective integration of VR technologies in educational systems.</text:p>
      <text:p text:style-name="P3"/>
      <text:p text:style-name="P4">Sources to Review</text:p>
      <text:p text:style-name="P6">Mi-Young, A., &amp; Kwang-Seong Shin. (2023). Teachers perceptions on early Childhood’s traffic and life safety education program using VR. Applied Sciences, 13(2), 777. doi:<text:a xlink:type="simple" xlink:href="https://doi.org/10.3390/app13020777" text:style-name="Internet_20_link" text:visited-style-name="Visited_20_Internet_20_Link">https://doi.org/10.3390/app13020777</text:a></text:p>
      <text:p text:style-name="P6">AlGerafi, M. A. M., Zhou, Y., Oubibi, M., &amp; Wijaya, T. T. (2023). Unlocking the potential: A comprehensive evaluation of augmented reality and virtual reality in education. Electronics, 12(18), 3953. doi:<text:a xlink:type="simple" xlink:href="https://doi.org/10.3390/electronics12183953" text:style-name="Internet_20_link" text:visited-style-name="Visited_20_Internet_20_Link">https://doi.org/10.3390/electronics1218395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verdana" svg:font-family="verdana, arial, helvetica"/>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6a17" officeooo:paragraph-rsid="00076a17"/>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Umaretiya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01:46:42.891120645</meta:creation-date>
    <meta:generator>LibreOffice/7.4.7.2$Linux_X86_64 LibreOffice_project/40$Build-2</meta:generator>
    <dc:date>2024-01-30T02:08:01.731547927</dc:date>
    <meta:editing-duration>PT21M16S</meta:editing-duration>
    <meta:editing-cycles>4</meta:editing-cycles>
    <meta:document-statistic meta:table-count="0" meta:image-count="0" meta:object-count="0" meta:page-count="2" meta:paragraph-count="13" meta:word-count="380" meta:character-count="2711" meta:non-whitespace-character-count="2340"/>
  </office:meta>
</office:document-meta>
</file>